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009900"/>
    </style:style>
    <style:style style:name="P2" style:family="paragraph" style:parent-style-name="Standard">
      <style:text-properties fo:color="#d8003f" officeooo:rsid="001e8fbe" officeooo:paragraph-rsid="001e8fbe"/>
    </style:style>
    <style:style style:name="P3" style:family="paragraph" style:parent-style-name="Standard">
      <style:text-properties fo:color="#d8003f" officeooo:rsid="0021532c" officeooo:paragraph-rsid="0021532c"/>
    </style:style>
    <style:style style:name="P4" style:family="paragraph" style:parent-style-name="Standard">
      <style:text-properties fo:color="#d8003f" officeooo:rsid="002772d3" officeooo:paragraph-rsid="002772d3"/>
    </style:style>
    <style:style style:name="P5" style:family="paragraph" style:parent-style-name="Standard">
      <style:text-properties fo:color="#d8003f" officeooo:rsid="00301d5c" officeooo:paragraph-rsid="00301d5c"/>
    </style:style>
    <style:style style:name="P6" style:family="paragraph" style:parent-style-name="Standard">
      <style:text-properties fo:color="#d8003f" officeooo:rsid="00320d3e" officeooo:paragraph-rsid="00320d3e"/>
    </style:style>
    <style:style style:name="P7" style:family="paragraph" style:parent-style-name="Standard">
      <style:text-properties fo:color="#d8003f" officeooo:rsid="002772d3" officeooo:paragraph-rsid="002772d3"/>
    </style:style>
    <style:style style:name="P8" style:family="paragraph" style:parent-style-name="Standard">
      <style:text-properties fo:color="#d8003f" officeooo:rsid="0037613a" officeooo:paragraph-rsid="0037613a"/>
    </style:style>
    <style:style style:name="P9" style:family="paragraph" style:parent-style-name="Standard">
      <style:text-properties fo:color="#d8003f" officeooo:rsid="003d5c37" officeooo:paragraph-rsid="003d5c37"/>
    </style:style>
    <style:style style:name="P10" style:family="paragraph" style:parent-style-name="Standard">
      <style:text-properties style:use-window-font-color="true"/>
    </style:style>
    <style:style style:name="T1" style:family="text">
      <style:text-properties officeooo:rsid="001f6ee3"/>
    </style:style>
    <style:style style:name="T2" style:family="text">
      <style:text-properties officeooo:rsid="0031f51d"/>
    </style:style>
    <style:style style:name="T3" style:family="text">
      <style:text-properties style:font-name="Liberation Serif1" officeooo:rsid="0031f51d"/>
    </style:style>
    <style:style style:name="T4" style:family="text">
      <style:text-properties style:font-name="Liberation Serif" officeooo:rsid="0031f51d"/>
    </style:style>
    <style:style style:name="T5" style:family="text">
      <style:text-properties style:font-name="Liberation Serif" officeooo:rsid="00320d3e"/>
    </style:style>
    <style:style style:name="T6" style:family="text">
      <style:text-properties officeooo:rsid="00320d3e"/>
    </style:style>
    <style:style style:name="T7" style:family="text">
      <style:text-properties officeooo:rsid="00338f41"/>
    </style:style>
    <style:style style:name="T8" style:family="text">
      <style:text-properties officeooo:rsid="0036f8b7"/>
    </style:style>
    <style:style style:name="T9" style:family="text">
      <style:text-properties style:text-line-through-style="solid" style:text-line-through-type="single"/>
    </style:style>
    <style:style style:name="T10" style:family="text">
      <style:text-properties officeooo:rsid="003aeb8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Hi Michael, thank you for your quick response! <text:s/>I have taken these comments into consideration, and will upload a new draft.</text:p>
      <text:p text:style-name="Standard"/>
      <text:p text:style-name="Standard">Dear Jesse, all, </text:p>
      <text:p text:style-name="Standard"/>
      <text:p text:style-name="Standard">thanks a lot for the update and taking into account most of my comments in the new version of the draft. I checked the replies and the diff version of the draft (so I didn’t check again unchanged parts).</text:p>
      <text:p text:style-name="Standard"/>
      <text:p text:style-name="Standard">I give here already green light from my side, but you might want to consider the following comments (some of them are also just replies to your comments) still:</text:p>
      <text:p text:style-name="Standard">- systematic uncertainties/averaging: thanks a lot for clarification. I was understanding the text as if you would also modify the data point by averaging it (I didn’t want to suggest a different procedure). I think in the updated version of the draft it is more clear now, what you are doing.</text:p>
      <text:p text:style-name="Standard"/>
      <text:p text:style-name="Standard">- systematic uncertainties/other sources: if the IRC/PAG/PWG is OK with not mentioning this extra sources, it is OK also with me (I was just wondering).</text:p>
      <text:p text:style-name="P6">Looking back at old notes, I believe the IRC agrees that the variation of the lambda_ij should be included in the estimation of the systematic uncertainties. <text:s/>I will include this contribution together with the other two suggested in your first round of comments. <text:s/><text:span text:style-name="T7">I do not anticipate these to contribute significantly to the uncertainties.</text:span></text:p>
      <text:p text:style-name="P6"/>
      <text:p text:style-name="Standard">- Title: probably a question to EB chairs, if this is OK to start with a symbol there…</text:p>
      <text:p text:style-name="Standard"/>
      <text:p text:style-name="Standard">- There are also still some figure and table captions/titles that start with a symbol. Not sure if all of them need to be changed though.</text:p>
      <text:p text:style-name="P3">Sorry, I fixed a number of these cases, but obviously missed a number as well. <text:s/><text:span text:style-name="T8">Hopefully all are taken care of now.</text:span></text:p>
      <text:p text:style-name="Standard"/>
      <text:p text:style-name="Standard">- “z position”: what is the reason for writing z in italic?</text:p>
      <text:p text:style-name="P2">I think z should be in italics because it is a symbol. <text:s/>I looked quickly in a few other publications, which all had the z in italics. <text:s/>Also, the example on the twiki, \newcommand{\dedx}{d$E$/d$x$}, seems to support this conclusion. <text:s/><text:span text:style-name="T1">But, please let me know if you think it should be in roman.</text:span></text:p>
      <text:p text:style-name="P2"/>
      <text:p text:style-name="P10">- L120-127 (this is the part about hypothesis moved up from the footnote): “assume” is repeated in each sentence. I don’t have a good suggestion for now, but perhaps you have.</text:p>
      <text:p text:style-name="P4">I have reworded these sentences somewhat, and cut down the number of times “assume” or “assuming” is used.</text:p>
      <text:p text:style-name="P4"/>
      <text:p text:style-name="P10">- <text:span text:style-name="T9">Fig.1: can one remove the two extra captions directly below the figures and if necessary move to the “big” one?</text:span></text:p>
      <text:p text:style-name="P10">- <text:span text:style-name="T9">L168-173 (new part describing the two-particle correlation function): I think the description of “particles a and b" (L173) needs to be moved up after the first sentence (or included there).</text:span></text:p>
      <text:p text:style-name="P10">- <text:span text:style-name="T9">Table 9: Why “PA” is italic (several occasions in the table and its caption)?</text:span></text:p>
      <text:p text:style-name="P10"><text:span text:style-name="T9"/></text:p>
      <text:p text:style-name="Standard">- Fig. 4: I know that it was my suggestion, but now I am doubting, if it is enough to have [10] and [11] in the figure. But this can be discussed during collaboration round.</text:p>
      <text:p text:style-name="Standard"/>
      <text:p text:style-name="P10">- <text:span text:style-name="T9">L411: “In Figure” -&gt; “In Fig. “</text:span></text:p>
      <text:p text:style-name="P10">- <text:span text:style-name="T9">L411: “Ref. [10]” -&gt; “[10]”, same later for [11]</text:span></text:p>
      <text:p text:style-name="P10"><text:soft-page-break/>- <text:span text:style-name="T9">Eq. 14: “.” missing after equation</text:span></text:p>
      <text:p text:style-name="P10">- <text:span text:style-name="T9">L453-472: this part is much improved now, well done. I am wondering, if one should add a reference to the decomposition (if somebody wants to have more information about it)? Is there a standard femto paper one could cite?</text:span></text:p>
      <text:p text:style-name="P1"/>
      <text:p text:style-name="Standard">- Table 11: I guess this table style is improved during collaboration round (together with remaining comments on figure styles)</text:p>
      <text:p text:style-name="P8">I have tweaked the tables to make them more cohesive, but probably further refinement will occur in the next rounds.</text:p>
      <text:p text:style-name="Standard"/>
      <text:p text:style-name="Standard">- Appendix B: I am still wondering if this is needed. If the IRC feels yes, then I would at least expect that this appendix is cited somewhere in the text (I found it just in introduction).</text:p>
      <text:p text:style-name="P5">It is <text:span text:style-name="T2">briefly </text:span>mentioned also in Section 3.3. <text:s/>This is not vital to the overall analysis, <text:span text:style-name="T6">so I am fine if it stays or goes</text:span>. <text:s/>Although, together with the other additional sources of systematic uncertainties <text:span text:style-name="T10">discussed above</text:span>, <text:span text:style-name="T2">using the experimental </text:span><text:span text:style-name="T3">Ξ</text:span><text:span text:style-name="T4">K data vs. the</text:span><text:span text:style-name="T5"> </text:span><text:span text:style-name="T4">simulation </text:span><text:span text:style-name="T5">(described in App. B) </text:span><text:span text:style-name="T4">in the treatment of residuals could/should be included as a source of systematic uncertainty. <text:s/></text:span><text:span text:style-name="T5">In which case, the inclusion of Appendix B is probably more justified.</text:span></text:p>
      <text:p text:style-name="Standard"/>
      <text:p text:style-name="Standard">Best regards,</text:p>
      <text:p text:style-name="Standard">Michael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8T07:46:29.691250744</meta:creation-date>
    <dc:date>2019-08-28T11:26:09.808259328</dc:date>
    <meta:editing-duration>PT1H19M23S</meta:editing-duration>
    <meta:editing-cycles>19</meta:editing-cycles>
    <meta:generator>LibreOffice/5.1.6.2$Linux_X86_64 LibreOffice_project/10m0$Build-2</meta:generator>
    <meta:document-statistic meta:table-count="0" meta:image-count="0" meta:object-count="0" meta:page-count="2" meta:paragraph-count="28" meta:word-count="723" meta:character-count="4070" meta:non-whitespace-character-count="3364"/>
  </office:meta>
</office:document-meta>
</file>